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7655" officeooo:paragraph-rsid="00037655"/>
    </style:style>
    <style:style style:name="P2" style:family="paragraph" style:parent-style-name="Standard">
      <style:text-properties fo:font-style="normal" officeooo:rsid="00037655" officeooo:paragraph-rsid="00037655" style:font-style-asian="normal" style:font-style-complex="normal"/>
    </style:style>
    <style:style style:name="P3" style:family="paragraph" style:parent-style-name="Standard">
      <style:text-properties officeooo:rsid="0004257b" officeooo:paragraph-rsid="0004257b"/>
    </style:style>
    <style:style style:name="P4" style:family="paragraph" style:parent-style-name="Standard">
      <style:text-properties officeooo:rsid="00071ed3" officeooo:paragraph-rsid="00071ed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61495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paper mentions possible problems with a simulator used to evaluate algorithms for a <text:span text:style-name="T1">bandit algorithm</text:span><text:span text:style-name="T2"> for data that has been collected using a different logging policy...</text:span></text:p>
      <text:p text:style-name="P1"><text:span text:style-name="T2">“the modeling step will introduce </text:span><text:span text:style-name="T1">bias</text:span><text:span text:style-name="T2"> in the simulator”</text:span></text:p>
      <text:p text:style-name="P2">… and offers an alternative.</text:p>
      <text:p text:style-name="P2"/>
      <text:p text:style-name="P3"><text:span text:style-name="T2">Chapter 4. </text:span><text:span text:style-name="T3">Evaluation Methodology</text:span><text:span text:style-name="T2"> may have info relevant to simulating a us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0:42:58.804000000</meta:creation-date>
    <meta:generator>LibreOffice/5.1.6.2$Windows_x86 LibreOffice_project/07ac168c60a517dba0f0d7bc7540f5afa45f0909</meta:generator>
    <dc:date>2017-06-07T10:42:48.929000000</dc:date>
    <meta:editing-duration>PT51M15S</meta:editing-duration>
    <meta:editing-cycles>6</meta:editing-cycles>
    <meta:document-statistic meta:table-count="0" meta:image-count="0" meta:object-count="0" meta:page-count="1" meta:paragraph-count="4" meta:word-count="53" meta:character-count="335" meta:non-whitespace-character-count="286"/>
  </office:meta>
</office:document-meta>
</file>